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paragraph-properties fo:margin-left="1.27cm" fo:margin-right="0cm" fo:text-indent="0cm" style:auto-text-indent="false"/>
      <style:text-properties style:font-name="Arial" style:font-name-asian="Arial1" style:font-name-complex="Arial1"/>
    </style:style>
    <style:style style:name="P3" style:family="paragraph" style:parent-style-name="Standard">
      <style:paragraph-properties fo:margin-left="0cm" fo:margin-right="0cm" fo:text-indent="1.27cm" style:auto-text-indent="false"/>
      <style:text-properties style:font-name="Arial" style:font-name-asian="Arial1" style:font-name-complex="Arial1"/>
    </style:style>
    <style:style style:name="P4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  <style:text-properties fo:color="#000000" style:font-name="Arial" fo:font-weight="bold" style:font-name-asian="Arial1" style:font-weight-asian="bold" style:font-name-complex="Arial1"/>
    </style:style>
    <style:style style:name="P5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6" style:family="paragraph" style:parent-style-name="Standard">
      <style:text-properties style:font-name="Arial" style:font-name-asian="Arial1" style:font-name-complex="Arial1"/>
    </style:style>
    <style:style style:name="P7" style:family="paragraph" style:parent-style-name="Standard" style:list-style-name="WWNum17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8" style:family="paragraph" style:parent-style-name="Standard" style:list-style-name="WWNum24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9" style:family="paragraph" style:parent-style-name="Standard" style:list-style-name="WWNum19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0" style:family="paragraph" style:parent-style-name="Standard" style:list-style-name="WWNum16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1" style:family="paragraph" style:parent-style-name="Standard" style:list-style-name="WWNum26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2" style:family="paragraph" style:parent-style-name="Standard" style:list-style-name="WWNum29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3" style:family="paragraph" style:parent-style-name="Standard" style:list-style-name="WWNum11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4" style:family="paragraph" style:parent-style-name="Standard" style:list-style-name="WWNum9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5" style:family="paragraph" style:parent-style-name="Standard" style:list-style-name="WWNum6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6" style:family="paragraph" style:parent-style-name="Standard" style:list-style-name="WWNum2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7" style:family="paragraph" style:parent-style-name="Standard" style:list-style-name="WWNum15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8" style:family="paragraph" style:parent-style-name="Standard" style:list-style-name="WWNum27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9" style:family="paragraph" style:parent-style-name="Standard" style:list-style-name="WWNum28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0" style:family="paragraph" style:parent-style-name="Standard" style:list-style-name="WWNum5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1" style:family="paragraph" style:parent-style-name="Standard" style:list-style-name="WWNum21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2" style:family="paragraph" style:parent-style-name="Standard" style:list-style-name="WWNum8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3" style:family="paragraph" style:parent-style-name="Standard" style:list-style-name="WWNum25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4" style:family="paragraph" style:parent-style-name="Standard" style:list-style-name="WWNum12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5" style:family="paragraph" style:parent-style-name="Standard" style:list-style-name="WWNum13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6" style:family="paragraph" style:parent-style-name="Standard" style:list-style-name="WWNum7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7" style:family="paragraph" style:parent-style-name="Standard" style:list-style-name="WWNum4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8" style:family="paragraph" style:parent-style-name="Standard" style:list-style-name="WWNum10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9" style:family="paragraph" style:parent-style-name="Standard" style:list-style-name="WWNum22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0" style:family="paragraph" style:parent-style-name="Standard" style:list-style-name="WWNum1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1" style:family="paragraph" style:parent-style-name="Standard" style:list-style-name="WWNum3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2" style:family="paragraph" style:parent-style-name="Standard" style:list-style-name="WWNum23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3" style:family="paragraph" style:parent-style-name="Standard" style:list-style-name="WWNum18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4" style:family="paragraph" style:parent-style-name="Standard" style:list-style-name="WWNum20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5" style:family="paragraph" style:parent-style-name="Standard" style:list-style-name="WWNum17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36" style:family="paragraph" style:parent-style-name="Standard" style:list-style-name="WWNum24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37" style:family="paragraph" style:parent-style-name="Standard" style:list-style-name="WWNum16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38" style:family="paragraph" style:parent-style-name="Standard" style:list-style-name="WWNum26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39" style:family="paragraph" style:parent-style-name="Standard" style:list-style-name="WWNum29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0" style:family="paragraph" style:parent-style-name="Standard" style:list-style-name="WWNum11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1" style:family="paragraph" style:parent-style-name="Standard" style:list-style-name="WWNum6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2" style:family="paragraph" style:parent-style-name="Standard" style:list-style-name="WWNum2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3" style:family="paragraph" style:parent-style-name="Standard" style:list-style-name="WWNum28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4" style:family="paragraph" style:parent-style-name="Standard" style:list-style-name="WWNum5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5" style:family="paragraph" style:parent-style-name="Standard" style:list-style-name="WWNum21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6" style:family="paragraph" style:parent-style-name="Standard" style:list-style-name="WWNum25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7" style:family="paragraph" style:parent-style-name="Standard" style:list-style-name="WWNum12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8" style:family="paragraph" style:parent-style-name="Standard" style:list-style-name="WWNum13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9" style:family="paragraph" style:parent-style-name="Standard" style:list-style-name="WWNum7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50" style:family="paragraph" style:parent-style-name="Standard" style:list-style-name="WWNum4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51" style:family="paragraph" style:parent-style-name="Standard" style:list-style-name="WWNum22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52" style:family="paragraph" style:parent-style-name="Standard" style:list-style-name="WWNum1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53" style:family="paragraph" style:parent-style-name="Standard" style:list-style-name="WWNum3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54" style:family="paragraph" style:parent-style-name="Standard" style:list-style-name="WWNum23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55" style:family="paragraph" style:parent-style-name="Standard" style:list-style-name="WWNum18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56" style:family="paragraph" style:parent-style-name="Standard" style:list-style-name="WWNum17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7" style:family="paragraph" style:parent-style-name="Standard" style:list-style-name="WWNum24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8" style:family="paragraph" style:parent-style-name="Standard" style:list-style-name="WWNum16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9" style:family="paragraph" style:parent-style-name="Standard" style:list-style-name="WWNum26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0" style:family="paragraph" style:parent-style-name="Standard" style:list-style-name="WWNum29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1" style:family="paragraph" style:parent-style-name="Standard" style:list-style-name="WWNum11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2" style:family="paragraph" style:parent-style-name="Standard" style:list-style-name="WWNum2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3" style:family="paragraph" style:parent-style-name="Standard" style:list-style-name="WWNum28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4" style:family="paragraph" style:parent-style-name="Standard" style:list-style-name="WWNum5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5" style:family="paragraph" style:parent-style-name="Standard" style:list-style-name="WWNum21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6" style:family="paragraph" style:parent-style-name="Standard" style:list-style-name="WWNum25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7" style:family="paragraph" style:parent-style-name="Standard" style:list-style-name="WWNum12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8" style:family="paragraph" style:parent-style-name="Standard" style:list-style-name="WWNum13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9" style:family="paragraph" style:parent-style-name="Standard" style:list-style-name="WWNum7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0" style:family="paragraph" style:parent-style-name="Standard" style:list-style-name="WWNum4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1" style:family="paragraph" style:parent-style-name="Standard" style:list-style-name="WWNum22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2" style:family="paragraph" style:parent-style-name="Standard" style:list-style-name="WWNum1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3" style:family="paragraph" style:parent-style-name="Standard" style:list-style-name="WWNum14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4" style:family="paragraph" style:parent-style-name="Standard" style:list-style-name="WWNum3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5" style:family="paragraph" style:parent-style-name="Standard" style:list-style-name="WWNum23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6" style:family="paragraph" style:parent-style-name="Standard" style:list-style-name="WWNum18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7" style:family="paragraph" style:parent-style-name="Standard" style:list-style-name="WWNum19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78" style:family="paragraph" style:parent-style-name="Standard" style:list-style-name="WWNum9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79" style:family="paragraph" style:parent-style-name="Standard" style:list-style-name="WWNum6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80" style:family="paragraph" style:parent-style-name="Standard" style:list-style-name="WWNum15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81" style:family="paragraph" style:parent-style-name="Standard" style:list-style-name="WWNum27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82" style:family="paragraph" style:parent-style-name="Standard" style:list-style-name="WWNum8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83" style:family="paragraph" style:parent-style-name="Standard" style:list-style-name="WWNum10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84" style:family="paragraph" style:parent-style-name="Standard" style:list-style-name="WWNum20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font-name="Arial" fo:font-weight="bold" style:font-name-asian="Arial1" style:font-weight-asian="bold" style:font-name-complex="Arial1"/>
    </style:style>
    <style:style style:name="P86" style:family="paragraph" style:parent-style-name="Standard">
      <style:paragraph-properties fo:margin-left="0cm" fo:margin-right="0cm" fo:text-indent="0cm" style:auto-text-indent="false"/>
      <style:text-properties style:font-name="Arial" style:font-name-asian="Arial1" style:font-name-complex="Arial1"/>
    </style:style>
    <style:style style:name="P87" style:family="paragraph" style:parent-style-name="Standard">
      <style:paragraph-properties fo:margin-left="0cm" fo:margin-right="0cm" fo:text-indent="1.27cm" style:auto-text-indent="false"/>
      <style:text-properties style:font-name="Arial" style:font-name-asian="Arial1" style:font-name-complex="Arial1"/>
    </style:style>
    <style:style style:name="P88" style:family="paragraph" style:parent-style-name="Standard">
      <style:paragraph-properties fo:margin-left="0cm" fo:margin-right="0cm" fo:text-indent="1.27cm" style:auto-text-indent="false"/>
      <style:text-properties style:font-name="Arial" fo:background-color="#fff200" style:font-name-asian="Arial1" style:font-name-complex="Arial1"/>
    </style:style>
    <style:style style:name="T1" style:family="text">
      <style:text-properties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gjdgxs"/>Core Java: Part 2</text:p>
      <text:p text:style-name="P5">How to import all package?</text:p>
      <text:list xml:id="list2164275782" text:style-name="WWNum17">
        <text:list-item>
          <text:p text:style-name="P35">import java.*;</text:p>
        </text:list-item>
        <text:list-item>
          <text:p text:style-name="P7">include java.lang;</text:p>
        </text:list-item>
        <text:list-item>
          <text:p text:style-name="P56">java.package</text:p>
        </text:list-item>
      </text:list>
      <text:p text:style-name="P1"/>
      <text:p text:style-name="P5">What is the value of "d" after this line of code has been executed?</text:p>
      <text:p text:style-name="P1">double d = Math.round ( 2.5 + Math.random() );</text:p>
      <text:list xml:id="list1287862715" text:style-name="WWNum24">
        <text:list-item>
          <text:p text:style-name="P8">2</text:p>
        </text:list-item>
        <text:list-item>
          <text:p text:style-name="P36">3</text:p>
        </text:list-item>
        <text:list-item>
          <text:p text:style-name="P8">4</text:p>
        </text:list-item>
        <text:list-item>
          <text:p text:style-name="P57">2.5</text:p>
        </text:list-item>
      </text:list>
      <text:p text:style-name="P2"/>
      <text:p text:style-name="P5">Which Statement is true?</text:p>
      <text:p text:style-name="P1">Public class While</text:p>
      <text:p text:style-name="P1">{</text:p>
      <text:p text:style-name="P1">public void loop()</text:p>
      <text:p text:style-name="P1">{</text:p>
      <text:p text:style-name="P1">int x=0;</text:p>
      <text:p text:style-name="P1">while(1)</text:p>
      <text:p text:style-name="P1">{</text:p>
      <text:p text:style-name="P1">system.out.println(“x + 1 is : ”,(x+1) )</text:p>
      <text:p text:style-name="P1">}</text:p>
      <text:p text:style-name="P1">}</text:p>
      <text:p text:style-name="P1">}</text:p>
      <text:list xml:id="list1222047488" text:style-name="WWNum19">
        <text:list-item>
          <text:p text:style-name="P9">There is a syntax error on line 1.</text:p>
        </text:list-item>
        <text:list-item>
          <text:p text:style-name="P9">There are syntax errors on lines 1 and 6.</text:p>
        </text:list-item>
        <text:list-item>
          <text:p text:style-name="P9">run infinity time</text:p>
        </text:list-item>
        <text:list-item>
          <text:p text:style-name="P77">There is a syntax error in line 6.</text:p>
        </text:list-item>
      </text:list>
      <text:p text:style-name="P1"/>
      <text:p text:style-name="P5">Determine the output:</text:p>
      <text:p text:style-name="P1">class output {</text:p>
      <text:p text:style-name="P1">public static void main(String args[]){</text:p>
      <text:p text:style-name="P1">String buffer s1 = new StringBuffer("Hello world")</text:p>
      <text:p text:style-name="P1">s1.insert(6,"Good");</text:p>
      <text:p text:style-name="P1">SOP(s1);</text:p>
      <text:p text:style-name="P1"><text:soft-page-break/>}</text:p>
      <text:p text:style-name="P1">}</text:p>
      <text:list xml:id="list880341545" text:style-name="WWNum16">
        <text:list-item>
          <text:p text:style-name="P10">Hellogoodworld</text:p>
        </text:list-item>
        <text:list-item>
          <text:p text:style-name="P10">hellogoodworld</text:p>
        </text:list-item>
        <text:list-item>
          <text:p text:style-name="P37">Hello Goodworld</text:p>
        </text:list-item>
        <text:list-item>
          <text:p text:style-name="P58">GoodWorld</text:p>
        </text:list-item>
      </text:list>
      <text:p text:style-name="P1"/>
      <text:p text:style-name="P5">Determine the output:</text:p>
      <text:p text:style-name="P1">PSVM()</text:p>
      <text:p text:style-name="P1">{</text:p>
      <text:p text:style-name="P1">try{</text:p>
      <text:p text:style-name="P1">int a = 5;int b = 0;</text:p>
      <text:p text:style-name="P1">int c = a/b;</text:p>
      <text:p text:style-name="P1">SOP(“World”);</text:p>
      <text:p text:style-name="P1">}</text:p>
      <text:p text:style-name="P1">Catch(exception e)</text:p>
      <text:p text:style-name="P1">{</text:p>
      <text:p text:style-name="P1">SOP(“hello”);</text:p>
      <text:p text:style-name="P1">}}</text:p>
      <text:list xml:id="list721314197" text:style-name="WWNum26">
        <text:list-item>
          <text:p text:style-name="P38">hello</text:p>
        </text:list-item>
        <text:list-item>
          <text:p text:style-name="P11">world</text:p>
        </text:list-item>
        <text:list-item>
          <text:p text:style-name="P11">hello world</text:p>
        </text:list-item>
        <text:list-item>
          <text:p text:style-name="P59">none of the above</text:p>
        </text:list-item>
      </text:list>
      <text:p text:style-name="P1"/>
      <text:p text:style-name="P5">What is the value of the string returned by getValue("DEMOS")</text:p>
      <text:p text:style-name="P1">String getValue(String word)</text:p>
      <text:p text:style-name="P1">{</text:p>
      <text:p text:style-name="P1">if (word.length() == 1)</text:p>
      <text:p text:style-name="P1">return "";</text:p>
      <text:p text:style-name="P1">else</text:p>
      <text:p text:style-name="P1">return getValue( word.substring(0, word.length() - 1) ) + word.charAt(word.length()</text:p>
      <text:p text:style-name="P1">- 1);</text:p>
      <text:p text:style-name="P1">}</text:p>
      <text:list xml:id="list1825957682" text:style-name="WWNum29">
        <text:list-item>
          <text:p text:style-name="P39">DEMOS</text:p>
        </text:list-item>
        <text:list-item>
          <text:p text:style-name="P12">DEMS</text:p>
        </text:list-item>
        <text:list-item>
          <text:p text:style-name="P12">DEM</text:p>
        </text:list-item>
        <text:list-item>
          <text:p text:style-name="P60">EMOS</text:p>
        </text:list-item>
      </text:list>
      <text:p text:style-name="P1"><text:soft-page-break/></text:p>
      <text:p text:style-name="P5">Determine the output</text:p>
      <text:p text:style-name="P1">SOP (‘1’+new integer (2) +3);</text:p>
      <text:list xml:id="list330287966" text:style-name="WWNum11">
        <text:list-item>
          <text:p text:style-name="P40">123</text:p>
        </text:list-item>
        <text:list-item>
          <text:p text:style-name="P13">13</text:p>
        </text:list-item>
        <text:list-item>
          <text:p text:style-name="P13">1</text:p>
        </text:list-item>
        <text:list-item>
          <text:p text:style-name="P61">12</text:p>
        </text:list-item>
      </text:list>
      <text:p text:style-name="P1"/>
      <text:p text:style-name="P5">Determine the output:</text:p>
      <text:p text:style-name="P1">StringBuffer s1 = new StringBuffer(“Hello”);</text:p>
      <text:p text:style-name="P1">StringBuffer s2 = reverse(s1);</text:p>
      <text:p text:style-name="P1">SOP(s2);</text:p>
      <text:list xml:id="list761304782" text:style-name="WWNum9">
        <text:list-item>
          <text:p text:style-name="P14">Hlloe</text:p>
        </text:list-item>
        <text:list-item>
          <text:p text:style-name="P14">lloeH</text:p>
        </text:list-item>
        <text:list-item>
          <text:p text:style-name="P14">Hello</text:p>
        </text:list-item>
        <text:list-item>
          <text:p text:style-name="P78">olleH</text:p>
        </text:list-item>
      </text:list>
      <text:p text:style-name="P1"/>
      <text:p text:style-name="P5">Write the correct signature of the main method?</text:p>
      <text:list xml:id="list2622237671" text:style-name="WWNum6">
        <text:list-item>
          <text:p text:style-name="P15">public Static void main()</text:p>
        </text:list-item>
        <text:list-item>
          <text:p text:style-name="P41">public Static void main(String args[])</text:p>
        </text:list-item>
        <text:list-item>
          <text:p text:style-name="P79">public Static void main(String ...)</text:p>
        </text:list-item>
      </text:list>
      <text:p text:style-name="P1"/>
      <text:p text:style-name="P5">What is the output of this program</text:p>
      <text:p text:style-name="P1">class output{</text:p>
      <text:p text:style-name="P1">public static void main(String args[])</text:p>
      <text:p text:style-name="P1">{</text:p>
      <text:p text:style-name="P1">Object obj = new object();</text:p>
      <text:p text:style-name="P1">System.out.print(obj.getclass());</text:p>
      <text:p text:style-name="P1">}}</text:p>
      <text:list xml:id="list1727262728" text:style-name="WWNum2">
        <text:list-item>
          <text:p text:style-name="P16">class java.object</text:p>
        </text:list-item>
        <text:list-item>
          <text:p text:style-name="P42">class java.lang.object</text:p>
        </text:list-item>
        <text:list-item>
          <text:p text:style-name="P62">none of the above</text:p>
        </text:list-item>
      </text:list>
      <text:p text:style-name="P1"/>
      <text:p text:style-name="P5">Determine the output</text:p>
      <text:p text:style-name="P1">Class{</text:p>
      <text:p text:style-name="P1">PSVM</text:p>
      <text:p text:style-name="P1">String str = new String( “.....”);</text:p>
      <text:p text:style-name="P1"><text:soft-page-break/>}</text:p>
      <text:p text:style-name="P1">Do{</text:p>
      <text:p text:style-name="P1">str = “Hello Stop World ”;</text:p>
      <text:p text:style-name="P1">SOP(str);</text:p>
      <text:p text:style-name="P1">}</text:p>
      <text:p text:style-name="P1">While(str!=Strong);</text:p>
      <text:p text:style-name="P1">{</text:p>
      <text:p text:style-name="P1">.......</text:p>
      <text:p text:style-name="P1">}</text:p>
      <text:list xml:id="list3478117062" text:style-name="WWNum15">
        <text:list-item>
          <text:p text:style-name="P17">HelloStopWorld</text:p>
        </text:list-item>
        <text:list-item>
          <text:p text:style-name="P17">Hello Stop World</text:p>
        </text:list-item>
        <text:list-item>
          <text:p text:style-name="P17">HelloStop</text:p>
        </text:list-item>
        <text:list-item>
          <text:p text:style-name="P80">none of the above</text:p>
        </text:list-item>
      </text:list>
      <text:p text:style-name="P1"/>
      <text:p text:style-name="P5">How to declare array of string which one is correct?</text:p>
      <text:list xml:id="list3118288177" text:style-name="WWNum27">
        <text:list-item>
          <text:p text:style-name="P18">string[]s;</text:p>
        </text:list-item>
        <text:list-item>
          <text:p text:style-name="P18">string s[]</text:p>
        </text:list-item>
        <text:list-item>
          <text:p text:style-name="P81">string []s;</text:p>
        </text:list-item>
      </text:list>
      <text:p text:style-name="P1"/>
      <text:p text:style-name="P5">What will be the output?</text:p>
      <text:p text:style-name="P1">class A{</text:p>
      <text:p text:style-name="P1">int i;</text:p>
      <text:p text:style-name="P1">int j;A(){</text:p>
      <text:p text:style-name="P1">I =1;</text:p>
      <text:p text:style-name="P1">J=2;</text:p>
      <text:p text:style-name="P1">}</text:p>
      <text:p text:style-name="P1">}</text:p>
      <text:p text:style-name="P1">Class output{</text:p>
      <text:p text:style-name="P1">Public static void main(String args[])</text:p>
      <text:p text:style-name="P1">{</text:p>
      <text:p text:style-name="P1">A obj1 = new A();</text:p>
      <text:p text:style-name="P1">SOP(obj1.toString());</text:p>
      <text:p text:style-name="P1">}</text:p>
      <text:p text:style-name="P1">}</text:p>
      <text:list xml:id="list124442085" text:style-name="WWNum28">
        <text:list-item>
          <text:p text:style-name="P43">A@1cde5f</text:p>
        </text:list-item>
        <text:list-item>
          <text:p text:style-name="P19">A a 1cde5f</text:p>
        </text:list-item>
        <text:list-item>
          <text:p text:style-name="P19"><text:soft-page-break/>A d 1cde5f</text:p>
        </text:list-item>
        <text:list-item>
          <text:p text:style-name="P63">@1cde5f</text:p>
        </text:list-item>
      </text:list>
      <text:p text:style-name="P1"/>
      <text:p text:style-name="P5">What will be the datatype of the no 9.6352</text:p>
      <text:list xml:id="list3309889138" text:style-name="WWNum5">
        <text:list-item>
          <text:p text:style-name="P44">double</text:p>
        </text:list-item>
        <text:list-item>
          <text:p text:style-name="P20">Float</text:p>
        </text:list-item>
        <text:list-item>
          <text:p text:style-name="P64">Double</text:p>
        </text:list-item>
      </text:list>
      <text:p text:style-name="P1"/>
      <text:p text:style-name="P5">Determine the output</text:p>
      <text:p text:style-name="P1">public class Question {</text:p>
      <text:p text:style-name="P1">public static void main(String args[]) {</text:p>
      <text:p text:style-name="P1">String s1 = "uvw";</text:p>
      <text:p text:style-name="P1">String s2 = "xyz";</text:p>
      <text:p text:style-name="P1">String s3 = s1.concat(s2.toUpperCase( ) );</text:p>
      <text:p text:style-name="P1">System.out.println(s1+s2+s3);</text:p>
      <text:p text:style-name="P1">} }</text:p>
      <text:list xml:id="list2801031655" text:style-name="WWNum21">
        <text:list-item>
          <text:p text:style-name="P45">uvwxyzuvwXYZ</text:p>
        </text:list-item>
        <text:list-item>
          <text:p text:style-name="P21">uvwxyzuv</text:p>
        </text:list-item>
        <text:list-item>
          <text:p text:style-name="P21">uvwxyzXYZ</text:p>
        </text:list-item>
        <text:list-item>
          <text:p text:style-name="P65">uvwxyzuvXYZ</text:p>
        </text:list-item>
      </text:list>
      <text:p text:style-name="P1"/>
      <text:p text:style-name="P5">Determine the output</text:p>
      <text:p text:style-name="P1">int i = -1;</text:p>
      <text:p text:style-name="P1">int b = 10;</text:p>
      <text:p text:style-name="P1">int val = b/ i;</text:p>
      <text:list xml:id="list2002555943" text:style-name="WWNum8">
        <text:list-item>
          <text:p text:style-name="P22">-10</text:p>
        </text:list-item>
        <text:list-item>
          <text:p text:style-name="P22">10</text:p>
        </text:list-item>
        <text:list-item>
          <text:p text:style-name="P22">10/1</text:p>
        </text:list-item>
        <text:list-item>
          <text:p text:style-name="P82">error17. </text:p>
        </text:list-item>
      </text:list>
      <text:p text:style-name="P2"/>
      <text:p text:style-name="P85">How to inherit both the interface and abstract class ?</text:p>
      <text:list xml:id="list1332037456" text:style-name="WWNum25">
        <text:list-item>
          <text:p text:style-name="P23">class implemts Info,interface</text:p>
        </text:list-item>
        <text:list-item>
          <text:p text:style-name="P46">class xyz extends Info implements interface{ void load}</text:p>
        </text:list-item>
        <text:list-item>
          <text:p text:style-name="P23">class extends Info,interface</text:p>
        </text:list-item>
        <text:list-item>
          <text:p text:style-name="P66">class implements interface</text:p>
        </text:list-item>
      </text:list>
      <text:p text:style-name="P1"/>
      <text:p text:style-name="P1"/>
      <text:p text:style-name="P5">Which operator is used to separate parameters or attributes?</text:p>
      <text:list xml:id="list1816395435" text:style-name="WWNum12">
        <text:list-item>
          <text:p text:style-name="P24"><text:soft-page-break/>&amp;</text:p>
        </text:list-item>
        <text:list-item>
          <text:p text:style-name="P47">&amp;&amp;</text:p>
        </text:list-item>
        <text:list-item>
          <text:p text:style-name="P67">and</text:p>
        </text:list-item>
      </text:list>
      <text:p text:style-name="P1"/>
      <text:p text:style-name="P5">Determine the output</text:p>
      <text:p text:style-name="P1">public class Delta</text:p>
      <text:p text:style-name="P1">{ static boolean foo(char c)</text:p>
      <text:p text:style-name="P1">{</text:p>
      <text:p text:style-name="P1">System.out.print(c);</text:p>
      <text:p text:style-name="P1">return true;</text:p>
      <text:p text:style-name="P1">}</text:p>
      <text:p text:style-name="P1">public static void main( String[] argv )</text:p>
      <text:p text:style-name="P1">{</text:p>
      <text:p text:style-name="P1">int i = 0;</text:p>
      <text:p text:style-name="P1">for (foo('A'); foo('B') &amp;&amp; (i &lt; 2); foo('C'))</text:p>
      <text:p text:style-name="P1">{</text:p>
      <text:p text:style-name="P1">i++;</text:p>
      <text:p text:style-name="P1">foo('D');}</text:p>
      <text:p text:style-name="P1">}</text:p>
      <text:p text:style-name="P1">}</text:p>
      <text:list xml:id="list3945833241" text:style-name="WWNum13">
        <text:list-item>
          <text:p text:style-name="P25">ABDCB</text:p>
        </text:list-item>
        <text:list-item>
          <text:p text:style-name="P48">ABDCBDCB</text:p>
        </text:list-item>
        <text:list-item>
          <text:p text:style-name="P25">ABCDBDA</text:p>
        </text:list-item>
        <text:list-item>
          <text:p text:style-name="P68">ABDCBDA</text:p>
        </text:list-item>
      </text:list>
      <text:p text:style-name="P1"/>
      <text:p text:style-name="P1"/>
      <text:p text:style-name="P5"><text:s/>import java.util.*;</text:p>
      <text:p text:style-name="P5">class Array {</text:p>
      <text:p text:style-name="P5">public static void main(String args[])</text:p>
      <text:p text:style-name="P5">{</text:p>
      <text:p text:style-name="P5">int array[] = new int [5];</text:p>
      <text:p text:style-name="P5">for (int i = 5; i &gt; 0; i--)</text:p>
      <text:p text:style-name="P5">array[5 - i] = i;</text:p>
      <text:p text:style-name="P5">Arrays.sort(array);</text:p>
      <text:p text:style-name="P5">for (int i = 0; i &lt; 5; ++i)</text:p>
      <text:p text:style-name="P5"><text:soft-page-break/>System.out.print(array[i]);;</text:p>
      <text:p text:style-name="P5">}</text:p>
      <text:p text:style-name="P5">}</text:p>
      <text:list xml:id="list393037246" text:style-name="WWNum7">
        <text:list-item>
          <text:p text:style-name="P49">12345</text:p>
        </text:list-item>
        <text:list-item>
          <text:p text:style-name="P26">54321</text:p>
        </text:list-item>
        <text:list-item>
          <text:p text:style-name="P26">123</text:p>
        </text:list-item>
        <text:list-item>
          <text:p text:style-name="P69">1234</text:p>
        </text:list-item>
      </text:list>
      <text:p text:style-name="P1"/>
      <text:p text:style-name="P5">What is the output of this program?</text:p>
      <text:p text:style-name="P1">import java.util.*;</text:p>
      <text:p text:style-name="P1">class Array {</text:p>
      <text:p text:style-name="P1">public static void main(String args[])</text:p>
      <text:p text:style-name="P1">{</text:p>
      <text:p text:style-name="P1">int array[] = new int [5];</text:p>
      <text:p text:style-name="P1">for (int i = 5; i &gt; 0; i--)</text:p>
      <text:p text:style-name="P1">array[5-i] = i;</text:p>
      <text:p text:style-name="P1">Arrays.fill(array, 1, 4, 8);</text:p>
      <text:p text:style-name="P1">for (int i = 0; i &lt; 5 ; i++)</text:p>
      <text:p text:style-name="P1">System.out.print(array[i]);</text:p>
      <text:p text:style-name="P1">}</text:p>
      <text:p text:style-name="P1">}</text:p>
      <text:p text:style-name="P1">advertisements</text:p>
      <text:list xml:id="list1181506090" text:style-name="WWNum4">
        <text:list-item>
          <text:p text:style-name="P27">12885</text:p>
        </text:list-item>
        <text:list-item>
          <text:p text:style-name="P27">12845</text:p>
        </text:list-item>
        <text:list-item>
          <text:p text:style-name="P50">58881</text:p>
        </text:list-item>
        <text:list-item>
          <text:p text:style-name="P70">54881</text:p>
        </text:list-item>
      </text:list>
      <text:p text:style-name="P1"/>
      <text:p text:style-name="P5">Determine the output</text:p>
      <text:p text:style-name="P1">class output {</text:p>
      <text:p text:style-name="P1">public static void main(String args[])</text:p>
      <text:p text:style-name="P1">{</text:p>
      <text:p text:style-name="P1">StringBuffer c = new StringBuffer(</text:p>
      <text:p text:style-name="P1">"Hello");</text:p>
      <text:p text:style-name="P1">StringBuffer c1 = new StringBuffer</text:p>
      <text:p text:style-name="P1">(" World");</text:p>
      <text:p text:style-name="P1">c.append(c1);</text:p>
      <text:p text:style-name="P1"><text:soft-page-break/>System.out.println(c);</text:p>
      <text:p text:style-name="P1">}</text:p>
      <text:p text:style-name="P1">}</text:p>
      <text:list xml:id="list1818454075" text:style-name="WWNum10">
        <text:list-item>
          <text:p text:style-name="P28">Hello</text:p>
        </text:list-item>
        <text:list-item>
          <text:p text:style-name="P28">World</text:p>
        </text:list-item>
        <text:list-item>
          <text:p text:style-name="P28">Helloworld</text:p>
        </text:list-item>
        <text:list-item>
          <text:p text:style-name="P83">Hello World</text:p>
        </text:list-item>
      </text:list>
      <text:p text:style-name="P1"/>
      <text:p text:style-name="P5">Determine the output</text:p>
      <text:p text:style-name="P1">class output {</text:p>
      <text:p text:style-name="P1">public static void main(String args[])</text:p>
      <text:p text:style-name="P1">{</text:p>
      <text:p text:style-name="P1">StringBuffer s1 = new StringBuffer("Hello");</text:p>
      <text:p text:style-name="P1">s1.setCharAt(1,'x');</text:p>
      <text:p text:style-name="P1">System.out.println(s1);</text:p>
      <text:p text:style-name="P1">}</text:p>
      <text:p text:style-name="P1">}</text:p>
      <text:list xml:id="list427259133" text:style-name="WWNum22">
        <text:list-item>
          <text:p text:style-name="P29">xello</text:p>
        </text:list-item>
        <text:list-item>
          <text:p text:style-name="P29">xxxxx</text:p>
        </text:list-item>
        <text:list-item>
          <text:p text:style-name="P51">Hxllo</text:p>
        </text:list-item>
        <text:list-item>
          <text:p text:style-name="P71">Hexlo</text:p>
        </text:list-item>
      </text:list>
      <text:p text:style-name="P1"/>
      <text:p text:style-name="P5">Determine the output</text:p>
      <text:p text:style-name="P1">import java.io.*;</text:p>
      <text:p text:style-name="P1">public class filesinputoutput {</text:p>
      <text:p text:style-name="P1">public static void main(String[] args)</text:p>
      <text:p text:style-name="P1">{</text:p>
      <text:p text:style-name="P1">String obj = "abc";</text:p>
      <text:p text:style-name="P1">byte b[] = obj.getBytes();</text:p>
      <text:p text:style-name="P1">ByteArrayInputStream obj1 = new Byte</text:p>
      <text:p text:style-name="P1">ArrayInputStream(b);</text:p>
      <text:p text:style-name="P1">for (int i = 0; i &lt; 2; ++ i) {</text:p>
      <text:p text:style-name="P1">int c;</text:p>
      <text:p text:style-name="P1">while((c = obj1.read()) != -1) {</text:p>
      <text:p text:style-name="P1">if(i == 0) {</text:p>
      <text:p text:style-name="P1">System.out.print(Charact</text:p>
      <text:p text:style-name="P1"><text:soft-page-break/>er.toUpperCase((char)c));</text:p>
      <text:p text:style-name="P1">obj2.write(1);</text:p>
      <text:p text:style-name="P1">}</text:p>
      <text:p text:style-name="P1">}</text:p>
      <text:p text:style-name="P1">System.out.print(obj2);</text:p>
      <text:p text:style-name="P1">}</text:p>
      <text:p text:style-name="P1">}</text:p>
      <text:p text:style-name="P1">}</text:p>
      <text:list xml:id="list873136904" text:style-name="WWNum1">
        <text:list-item>
          <text:p text:style-name="P30">AaBaCa</text:p>
        </text:list-item>
        <text:list-item>
          <text:p text:style-name="P30">ABCaaa</text:p>
        </text:list-item>
        <text:list-item>
          <text:p text:style-name="P52">AaaBaaCaa</text:p>
        </text:list-item>
        <text:list-item>
          <text:p text:style-name="P72">AaBaaCaaa</text:p>
        </text:list-item>
      </text:list>
      <text:p text:style-name="P1"/>
      <text:p text:style-name="P5">Determine the output</text:p>
      <text:p text:style-name="P1">class output {</text:p>
      <text:p text:style-name="P1">public static void main(String args[])</text:p>
      <text:p text:style-name="P1">{</text:p>
      <text:p text:style-name="P1">char c[]={'a', '1', 'b' ,' ' ,'A' ,</text:p>
      <text:p text:style-name="P1">'0'};</text:p>
      <text:p text:style-name="P1">for (int i = 0; i &lt; 5; ++i)</text:p>
      <text:p text:style-name="P1">{</text:p>
      <text:p text:style-name="P1">if(Character.isDigit(c[i]))</text:p>
      <text:p text:style-name="P1">System.out.println(c[i]+" is a digit");</text:p>
      <text:p text:style-name="P1">if(Character.isWhitespace(c[</text:p>
      <text:p text:style-name="P1">i]))</text:p>
      <text:p text:style-name="P1">System.out.println(c[i]+</text:p>
      <text:p text:style-name="P1">" is a Whitespace character");</text:p>
      <text:p text:style-name="P1">if(Character.isUpperCase(c[i</text:p>
      <text:p text:style-name="P1">]))</text:p>
      <text:p text:style-name="P1">System.out.println(c[i]+</text:p>
      <text:p text:style-name="P1">" is an Upper case Letter");</text:p>
      <text:p text:style-name="P1">if(Character.isLowerCase(c[i</text:p>
      <text:p text:style-name="P1">]))</text:p>
      <text:p text:style-name="P1">System.out.println(c[i]+</text:p>
      <text:p text:style-name="P1"><text:soft-page-break/>" is a lower case Letter");</text:p>
      <text:p text:style-name="P1">i=i+3;</text:p>
      <text:p text:style-name="P1">}</text:p>
      <text:p text:style-name="P1">}</text:p>
      <text:p text:style-name="P1">}</text:p>
      <text:list xml:id="list2238892693" text:style-name="WWNum14">
        <text:list-item>
          <text:p text:style-name="P73">a is a lower case Letter</text:p>
        </text:list-item>
      </text:list>
      <text:p text:style-name="P3">is White space character</text:p>
      <text:p text:style-name="P86"><text:s text:c="6"/>b) b is a lower case Letter</text:p>
      <text:p text:style-name="P3">is White space character</text:p>
      <text:p text:style-name="P86"><text:s text:c="6"/>c) <text:span text:style-name="T1">a is a lower case Letter</text:span></text:p>
      <text:p text:style-name="P88">A is a upper case Letter</text:p>
      <text:p text:style-name="P1"><text:s text:c="6"/>d) a is a lower case Letter</text:p>
      <text:p text:style-name="P3">0 is a digit</text:p>
      <text:p text:style-name="P3"/>
      <text:p text:style-name="P3"/>
      <text:p text:style-name="P5">Which pattern ?</text:p>
      <text:p text:style-name="P1">Public static void main(String args[])</text:p>
      <text:p text:style-name="P1">{</text:p>
      <text:p text:style-name="P1">List&lt;string&gt; List = new ArrayList&lt;string&gt;();</text:p>
      <text:p text:style-name="P1">//add string</text:p>
      <text:p text:style-name="P1">List.add(“cricket”);</text:p>
      <text:p text:style-name="P1">List.add(“football”);</text:p>
      <text:p text:style-name="P1">List.add(“hockey”);</text:p>
      <text:p text:style-name="P1">Iterator it = List.iterator();</text:p>
      <text:p text:style-name="P1">While(it.hasNext())</text:p>
      <text:p text:style-name="P1">{</text:p>
      <text:p text:style-name="P1">String s = it.next();}}</text:p>
      <text:p text:style-name="P1"/>
      <text:p text:style-name="P1"/>
      <text:p text:style-name="P1"/>
      <text:p text:style-name="P5">What is the output?</text:p>
      <text:p text:style-name="P1">1. public class TestString1 {</text:p>
      <text:p text:style-name="P1">2. public static void main(String[] args) {</text:p>
      <text:p text:style-name="P1"><text:soft-page-break/>3. String str = "420";</text:p>
      <text:p text:style-name="P1">4. str += 42;</text:p>
      <text:p text:style-name="P1">5. System.out.print(str);</text:p>
      <text:p text:style-name="P1">6. }</text:p>
      <text:p text:style-name="P1">7. }</text:p>
      <text:p text:style-name="P1"/>
      <text:list xml:id="list948162461" text:style-name="WWNum3">
        <text:list-item>
          <text:p text:style-name="P31">42</text:p>
        </text:list-item>
        <text:list-item>
          <text:p text:style-name="P31">420</text:p>
        </text:list-item>
        <text:list-item>
          <text:p text:style-name="P31">462</text:p>
        </text:list-item>
        <text:list-item>
          <text:p text:style-name="P53">42042</text:p>
        </text:list-item>
        <text:list-item>
          <text:p text:style-name="P31">Compilation fails</text:p>
        </text:list-item>
        <text:list-item>
          <text:p text:style-name="P74">An exception is thrown at runtime.</text:p>
        </text:list-item>
      </text:list>
      <text:p text:style-name="P1"/>
      <text:p text:style-name="P1"/>
      <text:p text:style-name="P5">Which three are valid on line 12?</text:p>
      <text:p text:style-name="P1">(Choose three.)</text:p>
      <text:p text:style-name="P1">11. public interface Status {</text:p>
      <text:p text:style-name="P1">12. /* insert code here */ int MY_VALUE = 10;</text:p>
      <text:p text:style-name="P1"/>
      <text:list xml:id="list1292869079" text:style-name="WWNum23">
        <text:list-item>
          <text:p text:style-name="P54">final</text:p>
        </text:list-item>
        <text:list-item>
          <text:p text:style-name="P54">static</text:p>
        </text:list-item>
        <text:list-item>
          <text:p text:style-name="P32">native</text:p>
        </text:list-item>
        <text:list-item>
          <text:p text:style-name="P54">public</text:p>
        </text:list-item>
        <text:list-item>
          <text:p text:style-name="P32">private</text:p>
        </text:list-item>
        <text:list-item>
          <text:p text:style-name="P32">abstract</text:p>
        </text:list-item>
        <text:list-item>
          <text:p text:style-name="P75">protected</text:p>
        </text:list-item>
      </text:list>
      <text:p text:style-name="P1"/>
      <text:p text:style-name="P5">Which code, inserted at line 15, allows the class Sprite to compile?</text:p>
      <text:p text:style-name="P1">10. interface Foo { int bar(); }</text:p>
      <text:p text:style-name="P1">11. public class Sprite {</text:p>
      <text:p text:style-name="P1">12. public int fubar( Foo foo ) { return foo.bar(); }</text:p>
      <text:p text:style-name="P1">13. public void testFoo() {</text:p>
      <text:p text:style-name="P1">14. fubar(</text:p>
      <text:p text:style-name="P1">15. // insert code here</text:p>
      <text:p text:style-name="P1">16. );</text:p>
      <text:p text:style-name="P1">17. }</text:p>
      <text:p text:style-name="P1">18. }</text:p>
      <text:p text:style-name="P1"><text:soft-page-break/></text:p>
      <text:list xml:id="list3730163443" text:style-name="WWNum18">
        <text:list-item>
          <text:p text:style-name="P33">Foo { public int bar() { return 1; }</text:p>
        </text:list-item>
        <text:list-item>
          <text:p text:style-name="P33">new Foo { public int bar() { return 1; }</text:p>
        </text:list-item>
        <text:list-item>
          <text:p text:style-name="P55">new Foo() { public int bar() { return 1; }</text:p>
        </text:list-item>
        <text:list-item>
          <text:p text:style-name="P76">new class Foo { public int bar() { return 1; }</text:p>
        </text:list-item>
      </text:list>
      <text:p text:style-name="P1"/>
      <text:p text:style-name="P5">What is the result?</text:p>
      <text:p text:style-name="P1">11. class Animal { public String noise() { return "peep"; } }</text:p>
      <text:p text:style-name="P1">12. class Dog extends Animal {</text:p>
      <text:p text:style-name="P1">13. public String noise() { return "bark"; }</text:p>
      <text:p text:style-name="P1">14. }</text:p>
      <text:p text:style-name="P1">15. class Cat extends Animal {</text:p>
      <text:p text:style-name="P1">16. public String noise() { return "meow"; }</text:p>
      <text:p text:style-name="P1">17. } ...</text:p>
      <text:p text:style-name="P1">30. Animal animal = new Dog();</text:p>
      <text:p text:style-name="P1">31. Cat cat = (Cat)animal;</text:p>
      <text:p text:style-name="P1">32. System.out.println(cat.noise());</text:p>
      <text:p text:style-name="P1"/>
      <text:list xml:id="list405733533" text:style-name="WWNum20">
        <text:list-item>
          <text:p text:style-name="P34">peep</text:p>
        </text:list-item>
        <text:list-item>
          <text:p text:style-name="P34">bark</text:p>
        </text:list-item>
        <text:list-item>
          <text:p text:style-name="P34">meow</text:p>
        </text:list-item>
        <text:list-item>
          <text:p text:style-name="P34">Compilation fails</text:p>
        </text:list-item>
        <text:list-item>
          <text:p text:style-name="P84">An exception is thrown at runtime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Arial" fo:font-family="Arial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al" fo:font-family="Arial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Arial" fo:font-family="Arial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Arial" fo:font-family="Arial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Arial" fo:font-family="Arial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Arial" fo:font-family="Arial" style:font-family-generic="roman" style:font-pitch="variable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Arial" fo:font-family="Arial" style:font-family-generic="roman" style:font-pitch="variable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Arial" fo:font-family="Arial" style:font-family-generic="roman" style:font-pitch="variable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Arial" fo:font-family="Arial" style:font-family-generic="roman" style:font-pitch="variable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Arial" fo:font-family="Arial" style:font-family-generic="roman" style:font-pitch="variable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Arial" fo:font-family="Arial" style:font-family-generic="roman" style:font-pitch="variable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Arial" fo:font-family="Arial" style:font-family-generic="roman" style:font-pitch="variable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font-name="Arial" fo:font-family="Arial" style:font-family-generic="roman" style:font-pitch="variable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font-name="Arial" fo:font-family="Arial" style:font-family-generic="roman" style:font-pitch="variable"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font-name="Arial" fo:font-family="Arial" style:font-family-generic="roman" style:font-pitch="variable"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font-name="Arial" fo:font-family="Arial" style:font-family-generic="roman" style:font-pitch="variable"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font-name="Arial" fo:font-family="Arial" style:font-family-generic="roman" style:font-pitch="variable"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font-name="Arial" fo:font-family="Arial" style:font-family-generic="roman" style:font-pitch="variable"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font-name="Arial" fo:font-family="Arial" style:font-family-generic="roman" style:font-pitch="variable"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font-name="Arial" fo:font-family="Arial" style:font-family-generic="roman" style:font-pitch="variable"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font-name="Arial" fo:font-family="Arial" style:font-family-generic="roman" style:font-pitch="variable"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font-name="Arial" fo:font-family="Arial" style:font-family-generic="roman" style:font-pitch="variable"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font-name="Arial" fo:font-family="Arial" style:font-family-generic="roman" style:font-pitch="variable"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font-name="Arial" fo:font-family="Arial" style:font-family-generic="roman" style:font-pitch="variable"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font-name="Arial" fo:font-family="Arial" style:font-family-generic="roman" style:font-pitch="variable"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font-name="Arial" fo:font-family="Arial" style:font-family-generic="roman" style:font-pitch="variable"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font-name="Arial" fo:font-family="Arial" style:font-family-generic="roman" style:font-pitch="variable"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6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7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7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8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8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9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9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0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0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1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3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4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5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5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6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3-27T22:35:39.502803395</dc:date>
    <meta:editing-duration>PT2M29S</meta:editing-duration>
    <meta:editing-cycles>1</meta:editing-cycles>
    <meta:document-statistic meta:table-count="0" meta:image-count="0" meta:object-count="0" meta:page-count="12" meta:paragraph-count="379" meta:word-count="1236" meta:character-count="6590" meta:non-whitespace-character-count="5828"/>
  </office:meta>
</office:document-meta>
</file>